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ookman Uralic" svg:font-family="'Bookman Uralic'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000bfa" officeooo:paragraph-rsid="00000bfa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Bookman Uralic" fo:font-size="16pt" officeooo:rsid="00000bfa" officeooo:paragraph-rsid="00000bfa" fo:background-color="transparen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Bookman Uralic" fo:font-size="16pt" officeooo:rsid="00000bfa" officeooo:paragraph-rsid="00000bfa" fo:background-color="transparent" style:font-size-asian="16pt" style:font-size-complex="16pt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font-name="Bookman Uralic" fo:font-size="16pt" officeooo:rsid="00000bfa" officeooo:paragraph-rsid="0001fcbf" fo:background-color="transparent" style:font-size-asian="16pt" style:font-size-complex="16pt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font-name="Bookman Uralic" fo:font-size="13pt" officeooo:rsid="00000bfa" officeooo:paragraph-rsid="0001fcbf" style:font-size-asian="13pt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font-name="Bookman Uralic" fo:font-size="13pt" officeooo:rsid="000120e1" officeooo:paragraph-rsid="0001fcbf" style:font-size-asian="13pt" style:font-size-complex="13pt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font-name="Bookman Uralic" fo:font-size="13pt" officeooo:rsid="000120e1" officeooo:paragraph-rsid="0001fcbf" style:font-size-asian="13pt" style:font-size-complex="13pt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font-name="Bookman Uralic" fo:font-size="10pt" officeooo:rsid="00000bfa" officeooo:paragraph-rsid="0001fcbf" fo:background-color="transparen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font-name="Bookman Uralic" fo:font-size="10.5pt" officeooo:rsid="0001c58b" officeooo:paragraph-rsid="0001fcbf" fo:background-color="transparent" style:font-size-asian="10.5pt" style:font-size-complex="10.5pt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font-name="Bookman Uralic" fo:font-size="8pt" officeooo:rsid="00000bfa" officeooo:paragraph-rsid="0001fcbf" style:font-size-asian="7pt" style:font-size-complex="8pt"/>
    </style:style>
    <style:style style:name="P11" style:family="paragraph" style:parent-style-name="Table_20_Contents">
      <style:paragraph-properties fo:text-align="end" style:justify-single-word="false"/>
      <style:text-properties fo:color="#000000" loext:opacity="100%" style:font-name="FreeSerif" fo:font-size="13pt" officeooo:rsid="00000bfa" officeooo:paragraph-rsid="0001fcbf" fo:background-color="transparent" style:font-size-asian="13pt" style:font-size-complex="13pt"/>
    </style:style>
    <style:style style:name="P12" style:family="paragraph" style:parent-style-name="Table_20_Contents">
      <style:paragraph-properties fo:text-align="end" style:justify-single-word="false"/>
      <style:text-properties fo:color="#000000" loext:opacity="100%" style:font-name="FreeSerif" fo:font-size="13pt" officeooo:rsid="00000bfa" officeooo:paragraph-rsid="00030fb8" fo:background-color="transparent" style:font-size-asian="13pt" style:font-size-complex="13pt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font-name="FreeSerif" fo:font-size="13pt" officeooo:rsid="00000bfa" officeooo:paragraph-rsid="00030fb8" fo:background-color="transparent" style:font-size-asian="13pt" style:font-size-complex="13pt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font-name="FreeSerif" fo:font-size="13pt" officeooo:rsid="00042075" officeooo:paragraph-rsid="00042075" fo:background-color="transparent" style:font-size-asian="13pt" style:font-size-complex="13pt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font-name="FreeSerif" fo:font-size="14pt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font-name="FreeSerif" fo:font-size="14pt" fo:font-weight="bold" officeooo:rsid="00042075" officeooo:paragraph-rsid="00042075" fo:background-color="transparent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FreeSerif" fo:font-size="14pt" style:font-size-asian="14pt" style:font-size-complex="14pt"/>
    </style:style>
    <style:style style:name="T1" style:family="text">
      <style:text-properties officeooo:rsid="00000bfa"/>
    </style:style>
    <style:style style:name="T2" style:family="text">
      <style:text-properties officeooo:rsid="0001fcbf"/>
    </style:style>
    <style:style style:name="T3" style:family="text">
      <style:text-properties fo:background-color="#fafad2" loext:char-shading-value="0"/>
    </style:style>
    <style:style style:name="T4" style:family="text">
      <style:text-properties officeooo:rsid="00042075" fo:background-color="#fafad2" loext:char-shading-value="0"/>
    </style:style>
    <style:style style:name="T5" style:family="text">
      <style:text-properties officeooo:rsid="00042075"/>
    </style:style>
    <style:style style:name="T6" style:family="text">
      <style:text-properties style:font-name="FreeSerif" officeooo:rsid="000420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FACTURA ELECTRICITAT</text:p>
      <text:p text:style-name="P2"/>
      <text:p text:style-name="P2"/>
      <text:p text:style-name="P3"/>
      <text:p text:style-name="P5">De Endesa</text:p>
      <text:p text:style-name="P10"/>
      <text:p text:style-name="P8">Av. los Delfines, 07769 Los Delfines, Illes Balears</text:p>
      <text:p text:style-name="P8"/>
      <text:p text:style-name="P8"/>
      <text:p text:style-name="P8"/>
      <text:p text:style-name="P7">Facturar a:<text:tab/><text:tab/><text:tab/><text:tab/><text:tab/><text:tab/><text:tab/><text:tab/><text:span text:style-name="T1">En</text:span><text:span text:style-name="T2">viar a</text:span></text:p>
      <text:p text:style-name="P6"/>
      <text:p text:style-name="P9">Carrer des ramal, 07706 es Ramal, <text:span text:style-name="T2">43.<text:tab/><text:tab/><text:tab/><text:tab/>Carrer des Ramal, 43, Alaior</text:span></text:p>
      <text:p text:style-name="P9"/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Descripció</text:p>
          </table:table-cell>
          <table:table-cell table:style-name="Table1.B1" office:value-type="string">
            <text:p text:style-name="P15">Import</text:p>
          </table:table-cell>
        </table:table-row>
        <table:table-row>
          <table:table-cell table:style-name="Table1.A2" office:value-type="string">
            <text:p text:style-name="P17">Per energia contractada</text:p>
          </table:table-cell>
          <table:table-cell table:style-name="Table1.B2" office:value-type="string">
            <text:p text:style-name="P17">13,50</text:p>
          </table:table-cell>
        </table:table-row>
        <table:table-row>
          <table:table-cell table:style-name="Table1.A2" office:value-type="string">
            <text:p text:style-name="P17">Per energia consumida</text:p>
          </table:table-cell>
          <table:table-cell table:style-name="Table1.B2" office:value-type="string">
            <text:p text:style-name="P17">24.97</text:p>
          </table:table-cell>
        </table:table-row>
        <table:table-row>
          <table:table-cell table:style-name="Table1.A2" office:value-type="string">
            <text:p text:style-name="P17">IVA 21%</text:p>
          </table:table-cell>
          <table:table-cell table:style-name="Table1.B2" office:value-type="string">
            <text:p text:style-name="P17">5.24</text:p>
          </table:table-cell>
        </table:table-row>
        <table:table-row>
          <table:table-cell table:style-name="Table1.A2" office:value-type="string">
            <text:p text:style-name="P17">Total Import</text:p>
          </table:table-cell>
          <table:table-cell table:style-name="Table1.B2" office:value-type="string">
            <text:p text:style-name="P17">30.21</text:p>
          </table:table-cell>
        </table:table-row>
      </table:table>
      <text:p text:style-name="P4"/>
      <text:p text:style-name="P11">Subtotal<text:tab/><text:tab/><text:tab/>38,47<text:span text:style-name="T5">€</text:span></text:p>
      <text:p text:style-name="P12">IVA 21%<text:tab/><text:tab/> <text:s text:c="11"/>8.08<text:span text:style-name="T5">€</text:span></text:p>
      <text:p text:style-name="P12"/>
      <text:p text:style-name="P12">Import Total<text:tab/><text:tab/><text:tab/><text:span text:style-name="T3"> <text:s/>46.55</text:span><text:span text:style-name="T4">€</text:span></text:p>
      <text:p text:style-name="P12"><text:span text:style-name="T4"/></text:p>
      <text:p text:style-name="P12"><text:span text:style-name="T4"/></text:p>
      <text:p text:style-name="P13"><text:span text:style-name="T4"/></text:p>
      <text:p text:style-name="P13"><text:span text:style-name="T4"/></text:p>
      <text:p text:style-name="P16">Condicions i forma de pagament</text:p>
      <text:p text:style-name="P14"/>
      <text:p text:style-name="P14">El pagament s’ha de realitzar en un plaç de 15 dies</text:p>
      <text:p text:style-name="P14"/>
      <text:p text:style-name="P14">Banc: La Caixa</text:p>
      <text:p text:style-name="P14">IBAN: ES12 3456 7891</text:p>
      <text:p text:style-name="P14">SWIFT/BIC: ESCFEKD24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ookman Uralic" svg:font-family="'Bookman Uralic'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3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02P0" style:volatile="true"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0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02P0"/>
    </number:currency-style>
    <number:currency-style style:name="N101P0" style:volatile="true"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01">
      <number:text>-</number:text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01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08:42:55.522000872</meta:creation-date>
    <dc:date>2022-11-25T09:51:58.070631644</dc:date>
    <meta:editing-duration>PT17M15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1" meta:paragraph-count="23" meta:word-count="77" meta:character-count="476" meta:non-whitespace-character-count="393"/>
  </office:meta>
</office:document-meta>
</file>